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076cm"/>
    </style:style>
    <style:style style:name="co4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6"/>
    <style:style style:name="ce3" style:family="table-cell" style:parent-style-name="Default" style:data-style-name="N115"/>
    <style:style style:name="ce4" style:family="table-cell" style:parent-style-name="Default" style:data-style-name="N114"/>
    <style:style style:name="ce5" style:family="table-cell" style:parent-style-name="Default" style:data-style-name="N118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>
            <text:p>shift/Tl</text:p>
          </table:table-cell>
          <table:table-cell table:style-name="ce2" office:value-type="float" office:value="0.93433">
            <text:p>0,9343300000000000</text:p>
          </table:table-cell>
          <table:table-cell/>
        </table:table-row>
        <table:table-row table:style-name="ro1">
          <table:table-cell office:value-type="string">
            <text:p>cm-1 to eV</text:p>
          </table:table-cell>
          <table:table-cell table:style-name="ce3" office:value-type="float" office:value="8065">
            <text:p>8065,0000000000000000</text:p>
          </table:table-cell>
          <table:table-cell table:style-name="ce3" office:value-type="float" office:value="8065.5447">
            <text:p>8065,5447000000000000</text:p>
          </table:table-cell>
        </table:table-row>
        <table:table-row table:style-name="ro1">
          <table:table-cell office:value-type="string">
            <text:p>uB</text:p>
          </table:table-cell>
          <table:table-cell table:style-name="ce2" table:formula="of:=5.788/100000" office:value-type="float" office:value="0.00005788">
            <text:p>0,0000578800000000</text:p>
          </table:table-cell>
          <table:table-cell table:style-name="ce2" table:formula="of:=5.788381806638/100000" office:value-type="float" office:value="0.00005788381806638">
            <text:p>0,0000578838180664</text:p>
          </table:table-cell>
        </table:table-row>
        <table:table-row table:style-name="ro1">
          <table:table-cell office:value-type="string">
            <text:p>error</text:p>
          </table:table-cell>
          <table:table-cell table:style-name="ce1" office:value-type="float" office:value="0.00236">
            <text:p>00000,002360000000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style-name="ce4" table:formula="of:=[.B3]/[.B4]/[.B5]" office:value-type="float" office:value="2.00155440569903">
            <text:p>2,00155440569903</text:p>
          </table:table-cell>
          <table:table-cell table:style-name="ce4" table:formula="of:=[.C3]/[.C4]/[.C5]" office:value-type="float" office:value="0">
            <text:p>,00000000000000</text:p>
          </table:table-cell>
        </table:table-row>
        <table:table-row table:style-name="ro1">
          <table:table-cell office:value-type="string">
            <text:p>g_error</text:p>
          </table:table-cell>
          <table:table-cell table:style-name="ce5" table:formula="of:=[.B6]/[.B4]/[.B5]" office:value-type="float" office:value="0.0050556745448072">
            <text:p>000,00506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2.99792458*10^8" office:value-type="float" office:value="299792458">
            <text:p>299792458</text:p>
          </table:table-cell>
          <table:table-cell/>
        </table:table-row>
        <table:table-row table:style-name="ro1">
          <table:table-cell office:value-type="string">
            <text:p>pi</text:p>
          </table:table-cell>
          <table:table-cell table:style-name="ce6" office:value-type="float" office:value="3.14159265358979">
            <text:p>3,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amma_mult1</text:p>
          </table:table-cell>
          <table:table-cell table:formula="of:=[.B13]*2*[.B14]*100" office:value-type="float" office:value="188365156730.885">
            <text:p>188365156730,89</text:p>
          </table:table-cell>
          <table:table-cell/>
        </table:table-row>
        <table:table-row table:style-name="ro1">
          <table:table-cell office:value-type="string">
            <text:p>gamma_mult2</text:p>
          </table:table-cell>
          <table:table-cell table:formula="of:=[.B16]/2" office:value-type="float" office:value="94182578365.4426">
            <text:p>94182578365,4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0" number:min-integer-digits="10"/>
    </number:number-style>
    <number:number-style style:name="N112">
      <number:number number:decimal-places="7" number:min-integer-digits="10"/>
    </number:number-style>
    <number:number-style style:name="N113">
      <number:number number:decimal-places="16" number:min-integer-digits="5"/>
    </number:number-style>
    <number:number-style style:name="N114">
      <number:number number:decimal-places="14" number:min-integer-digits="0"/>
    </number:number-style>
    <number:number-style style:name="N115">
      <number:number number:decimal-places="16" number:min-integer-digits="0"/>
    </number:number-style>
    <number:number-style style:name="N116">
      <number:number number:decimal-places="16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">
      <number:number number:decimal-places="5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8.05.2018</text:date>, <text:time>11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57S</meta:editing-duration>
    <meta:editing-cycles>6</meta:editing-cycles>
    <meta:generator>OpenOffice/4.1.4$Win32 OpenOffice.org_project/414m5$Build-9788</meta:generator>
    <dc:date>2018-05-08T11:43:01.93</dc:date>
    <dc:creator>G D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